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" svg:font-family="'liberation seri'"/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dddddd" style:font-name-asian="Nimbus Mono PS" style:font-size-asian="10.5pt" style:font-name-complex="FreeSans2" style:font-size-complex="10.5pt"/>
    </style:style>
    <style:style style:name="P2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ffffff" style:font-name-asian="Nimbus Mono PS" style:font-size-asian="10.5pt" style:font-name-complex="FreeSans2" style:font-size-complex="10.5pt"/>
    </style:style>
    <style:style style:name="P3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fo:background-color="#ffffff" style:font-name-asian="Nimbus Mono PS" style:font-size-asian="10.5pt" style:font-name-complex="FreeSans2" style:font-size-complex="10.5pt"/>
    </style:style>
    <style:style style:name="P4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c6770" fo:background-color="#ffffff" style:font-name-asian="Nimbus Mono PS" style:font-size-asian="10.5pt" style:font-name-complex="FreeSans2" style:font-size-complex="10.5pt"/>
    </style:style>
    <style:style style:name="P5" style:family="paragraph" style:parent-style-name="Preformatted_20_Text">
      <style:text-properties style:text-line-through-style="none" style:text-line-through-type="none" style:font-name="liberation serif" fo:font-size="10.5pt" officeooo:rsid="001c6770" officeooo:paragraph-rsid="001c6770" fo:background-color="#ffffff" style:font-name-asian="Nimbus Mono PS" style:font-size-asian="10.5pt" style:font-name-complex="FreeSans2" style:font-size-complex="10.5pt"/>
    </style:style>
    <style:style style:name="P6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style:font-size-asian="10.5pt" style:font-size-complex="10.5pt"/>
    </style:style>
    <style:style style:name="P7" style:family="paragraph" style:parent-style-name="Preformatted_20_Text">
      <style:text-properties style:text-line-through-style="none" style:text-line-through-type="none" style:font-name="liberation serif" fo:font-size="12pt" officeooo:rsid="001911b8" officeooo:paragraph-rsid="001c6770" fo:background-color="#ff4000" style:font-name-asian="Nimbus Mono PS" style:font-size-asian="12pt" style:font-name-complex="FreeSans2" style:font-size-complex="12pt"/>
    </style:style>
    <style:style style:name="P8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fo:background-color="#ffffff" style:font-size-asian="10.5pt" style:font-size-complex="10.5pt"/>
    </style:style>
    <style:style style:name="P9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11" style:family="paragraph" style:parent-style-name="Preformatted_20_Text">
      <style:text-properties style:font-name="liberation serif" fo:font-size="10.5pt" officeooo:rsid="001567e3" officeooo:paragraph-rsid="001567e3" style:font-size-asian="10.5pt" style:font-size-complex="10.5pt"/>
    </style:style>
    <style:style style:name="P12" style:family="paragraph" style:parent-style-name="Preformatted_20_Text">
      <style:text-properties style:font-name="liberation serif" fo:font-size="10.5pt" officeooo:paragraph-rsid="001567e3" style:font-size-asian="10.5pt" style:font-size-complex="10.5pt"/>
    </style:style>
    <style:style style:name="P13" style:family="paragraph" style:parent-style-name="Preformatted_20_Text">
      <style:text-properties style:font-name="liberation serif" fo:font-size="10.5pt" officeooo:rsid="001911b8" officeooo:paragraph-rsid="001911b8" fo:background-color="#ff4000" style:font-size-asian="10.5pt" style:font-size-complex="10.5pt"/>
    </style:style>
    <style:style style:name="P14" style:family="paragraph" style:parent-style-name="Preformatted_20_Text">
      <style:text-properties style:font-name="liberation serif" fo:font-size="10.5pt" officeooo:rsid="001567e3" officeooo:paragraph-rsid="001567e3" fo:background-color="#ff4000" style:font-size-asian="10.5pt" style:font-size-complex="10.5pt"/>
    </style:style>
    <style:style style:name="P15" style:family="paragraph" style:parent-style-name="Preformatted_20_Text">
      <style:text-properties style:font-name="liberation serif" fo:font-size="10.5pt" officeooo:rsid="001567e3" officeooo:paragraph-rsid="001567e3" fo:background-color="#ffffff" style:font-size-asian="10.5pt" style:font-size-complex="10.5pt"/>
    </style:style>
    <style:style style:name="P16" style:family="paragraph" style:parent-style-name="Preformatted_20_Text">
      <style:text-properties style:font-name="liberation serif" fo:font-size="10.5pt" officeooo:rsid="00177b1c" officeooo:paragraph-rsid="00177b1c" fo:background-color="#dddddd" style:font-size-asian="10.5pt" style:font-size-complex="10.5pt"/>
    </style:style>
    <style:style style:name="P17" style:family="paragraph" style:parent-style-name="Preformatted_20_Text">
      <style:text-properties style:font-name="liberation serif" fo:font-size="10.5pt" officeooo:rsid="001567e3" officeooo:paragraph-rsid="001567e3" fo:background-color="#dddddd" style:font-size-asian="10.5pt" style:font-size-complex="10.5pt"/>
    </style:style>
    <style:style style:name="P18" style:family="paragraph" style:parent-style-name="Preformatted_20_Text">
      <style:text-properties style:font-name="liberation serif" fo:font-size="10.5pt" officeooo:rsid="001567e3" officeooo:paragraph-rsid="001c6770" fo:background-color="#cccccc" style:font-size-asian="10.5pt" style:font-size-complex="10.5pt"/>
    </style:style>
    <style:style style:name="P19" style:family="paragraph" style:parent-style-name="Preformatted_20_Text">
      <style:text-properties style:font-name="liberation serif" officeooo:paragraph-rsid="001567e3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fff" loext:char-shading-value="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background-color="#dddddd" loext:char-shading-value="0"/>
    </style:style>
    <style:style style:name="T5" style:family="text">
      <style:text-properties style:text-line-through-style="none" style:text-line-through-type="none" officeooo:rsid="001ad42f" fo:background-color="#dddddd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1c6770" fo:background-color="#ffffff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1e6510" fo:background-color="#dddddd" loext:char-shading-value="0"/>
    </style:style>
    <style:style style:name="T10" style:family="text">
      <style:text-properties officeooo:rsid="0015c52f"/>
    </style:style>
    <style:style style:name="T11" style:family="text">
      <style:text-properties officeooo:rsid="00177b1c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c6770"/>
    </style:style>
    <style:style style:name="T14" style:family="text">
      <style:text-properties style:font-name="liberation serif" officeooo:rsid="00177b1c" style:font-name-asian="Nimbus Mono PS" style:font-name-complex="FreeSans2"/>
    </style:style>
    <style:style style:name="T15" style:family="text">
      <style:text-properties style:font-name="liberation serif" officeooo:rsid="001567e3"/>
    </style:style>
    <style:style style:name="T16" style:family="text">
      <style:text-properties officeooo:rsid="001567e3"/>
    </style:style>
    <style:style style:name="T17" style:family="text">
      <style:text-properties officeooo:rsid="001f58c2"/>
    </style:style>
    <style:style style:name="T18" style:family="text">
      <style:text-properties officeooo:rsid="00177b1c" style:font-name-asian="Nimbus Mono PS" style:font-name-complex="FreeSans2"/>
    </style:style>
    <style:style style:name="T19" style:family="text">
      <style:text-properties officeooo:rsid="001f58c2" style:font-name-asian="Nimbus Mono PS" style:font-name-complex="FreeSans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hr geehrter Hr. Eisenbeiß,</text:p>
      <text:p text:style-name="P9">aufgrund von Erkentnissen beim <text:span text:style-name="T10">S</text:span>chreiben unserer Seminarfacharbeit <text:span text:style-name="T10">und da Chris Traut die Schule velässt</text:span> würden wir gerne unsere Gliederung ändern (sh. Anhang)</text:p>
      <text:p text:style-name="P9">MfG, Toni Hausdörfer &amp; Fabian Beez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oft-page-break/>1. Einleitung</text:p>
      <text:p text:style-name="P2"/>
      <text:p text:style-name="P11"><text:span text:style-name="T11">2</text:span>. <text:s text:c="2"/>Historie</text:p>
      <text:p text:style-name="P11"><text:span text:style-name="T11">2</text:span>.1 Entstehung </text:p>
      <text:p text:style-name="P11"><text:span text:style-name="T11">2</text:span>.2 Entwicklung mit Blick auf Großfirmen wie PayPal</text:p>
      <text:p text:style-name="P11"><text:span text:style-name="T11">2</text:span>.3 Beeinflussung der Souzialstrukturen</text:p>
      <text:p text:style-name="P11"/>
      <text:p text:style-name="P11"><text:span text:style-name="T11">3</text:span>. <text:s text:c="2"/>PayPal</text:p>
      <text:p text:style-name="P11"><text:span text:style-name="T11">3</text:span>.1 Entstehung und grobe Funktionsweise</text:p>
      <text:p text:style-name="P11">.2 Entwicklung</text:p>
      <text:p text:style-name="P11"><text:span text:style-name="T11">3</text:span>.3 Einfluss auf die Gesellschaft</text:p>
      <text:p text:style-name="P13"/>
      <text:p text:style-name="P12"><text:span text:style-name="T18">4</text:span><text:span text:style-name="T16">. <text:s text:c="2"/>Onlineversandhändler am Beispiel Amazon</text:span></text:p>
      <text:p text:style-name="P12"><text:span text:style-name="T18">4</text:span><text:span text:style-name="T16">.1 Entstehung und Entwicklung</text:span></text:p>
      <text:p text:style-name="P12"><text:span text:style-name="T18">4</text:span><text:span text:style-name="T16">.2 Einfluss auf Konsumverhalten </text:span></text:p>
      <text:p text:style-name="P15"><text:span text:style-name="T13">4</text:span>.3 <text:span text:style-name="T1">Onlinehändler als Konkurrenten zu lokalen Händlern</text:span></text:p>
      <text:p text:style-name="P6"/>
      <text:p text:style-name="P12"><text:span text:style-name="T19">5</text:span><text:span text:style-name="T16">. <text:s text:c="2"/>Wirtschaft</text:span></text:p>
      <text:p text:style-name="P14"><text:span text:style-name="T7">6</text:span><text:span text:style-name="T6">.1 En</text:span><text:span text:style-name="T12">twicklung der Wirtschaft</text:span></text:p>
      <text:p text:style-name="P11"><text:span text:style-name="T13">6</text:span>.2 Auswirkungen auf Konzerne und Umwelt</text:p>
      <text:p text:style-name="P11"><text:span text:style-name="T13">6</text:span>.3 Auswirkungen auf Paketdienste</text:p>
      <text:p text:style-name="P8"><text:span text:style-name="T13">6</text:span>.4 Folgeänderungen von Import / Export</text:p>
      <text:p text:style-name="P8"/>
      <text:p text:style-name="P15"><text:span text:style-name="T17">6</text:span>. <text:s text:c="2"/>Konsumverhalten</text:p>
      <text:p text:style-name="P19"><text:span text:style-name="T7">5</text:span><text:span text:style-name="T6">.1 </text:span><text:span text:style-name="T2">Ve</text:span><text:span text:style-name="T1">ränderungen im Konsumverhalten über die Zeit</text:span> <text:span text:style-name="T8">Heutiges </text:span><text:span text:style-name="T9">und damaliges </text:span><text:span text:style-name="T8">Konsumverhalten </text:span><text:span text:style-name="T9">bezüglich der Vertreibsstrukturen</text:span></text:p>
      <text:p text:style-name="P11"><text:span text:style-name="T7">5.</text:span><text:span text:style-name="T6">2 </text:span><text:span text:style-name="T2">Ei</text:span><text:span text:style-name="T1">nfluss des Onlinehandels</text:span><text:span text:style-name="T3"> </text:span><text:span text:style-name="T4">Einschätzung und Folgen</text:span></text:p>
      <text:p text:style-name="P11"><text:span text:style-name="T13">5</text:span>.3 <text:span text:style-name="T1">Mögliche Probleme und Folgen</text:span><text:span text:style-name="T3"> </text:span></text:p>
      <text:p text:style-name="P11"/>
      <text:p text:style-name="P11"/>
      <text:p text:style-name="P11"><text:span text:style-name="T13">7</text:span>. <text:s text:c="2"/>Auswirkungen des Onlinehandels auf die Infrastruktur</text:p>
      <text:p text:style-name="P11"><text:span text:style-name="T13">7</text:span>.1 Vergangene Änderungen und Entwicklungen</text:p>
      <text:p text:style-name="P11"><text:span text:style-name="T13">7</text:span>.2 <text:span text:style-name="T1">Mögliche Entwicklungen in der Zukunft</text:span><text:span text:style-name="T3"> </text:span><text:span text:style-name="T5">Zukunftsprognose und Probleme</text:span></text:p>
      <text:p text:style-name="P11"><text:span text:style-name="T13">7</text:span>.3 <text:span text:style-name="T1">Probleme mit dem Einfluss des Onlinehandles</text:span></text:p>
      <text:p text:style-name="P11"/>
      <text:p text:style-name="P11"><text:span text:style-name="T13">8</text:span>. <text:s text:c="2"/>Globaler Vergleich des Einflusses und der Entwicklung des Onlinehandels</text:p>
      <text:p text:style-name="P11"/>
      <text:p text:style-name="P11"><text:span text:style-name="T11">9</text:span>. <text:s text:c="2"/><text:span text:style-name="T1">Handeln im Internet</text:span></text:p>
      <text:p text:style-name="P11"><text:span text:style-name="T11">9</text:span>.1 <text:span text:style-name="T1">Marketing</text:span></text:p>
      <text:p text:style-name="P11"><text:span text:style-name="T11">9</text:span>.2 <text:span text:style-name="T1">Bezahlvorgänge</text:span></text:p>
      <text:p text:style-name="P11"><text:span text:style-name="T11">9</text:span>.3 <text:span text:style-name="T1">Kryptowährungen </text:span></text:p>
      <text:p text:style-name="P16"/>
      <text:p text:style-name="P17"><text:span text:style-name="T11">10</text:span>. <text:s text:c="2"/>Ergebnisse</text:p>
      <text:p text:style-name="P17"><text:span text:style-name="T11">10</text:span>.1 Zusammenfassung</text:p>
      <text:p text:style-name="P17"><text:span text:style-name="T11">10</text:span>.2Schlussfolgerungen im Bezug auf Schleusingen</text:p>
      <text:p text:style-name="P3">______________________________________________________________________________________________</text:p>
      <text:p text:style-name="P18"><text:s text:c="9"/><text:span text:style-name="T6"><text:s/>neu</text:span></text:p>
      <text:p text:style-name="P4"><text:span text:style-name="T1">abcde</text:span> weglassen</text:p>
      <text:p text:style-name="P4"/>
      <text:p text:style-name="P5">Änderungen bezüglich der Reinfolge: </text:p>
      <text:p text:style-name="P5"><text:span text:style-name="T16"><text:tab/>“Onlineversandhändler am Beispiel Amazon” </text:span>von Punkt 7 zu Punkt 4</text:p>
      <text:p text:style-name="P4"><text:tab/>“Wirtschaft” <text:span text:style-name="T13">von Punkt 8 zu Punkt 5</text:span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 Vertreibsstruktur Deutschlands</text:p>
      <text:p text:style-name="P10">3.1Änderungen der letzten Jahrzehnte und heutiger Stand</text:p>
      <text:p text:style-name="P7">3.2Einschätzung und Folg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" svg:font-family="'liberation seri'"/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3T22:20:24.139914351</dc:date>
    <meta:editing-duration>PT24M23S</meta:editing-duration>
    <meta:editing-cycles>7</meta:editing-cycles>
    <meta:generator>LibreOffice/6.3.6.2$Linux_X86_64 LibreOffice_project/30$Build-2</meta:generator>
    <meta:document-statistic meta:table-count="0" meta:image-count="0" meta:object-count="0" meta:page-count="3" meta:paragraph-count="47" meta:word-count="229" meta:character-count="1824" meta:non-whitespace-character-count="1605"/>
  </office:meta>
</office:document-meta>
</file>